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Ubuntu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24636" officeooo:paragraph-rsid="00124636"/>
    </style:style>
    <style:style style:name="T1" style:family="text">
      <style:text-properties officeooo:rsid="00124636"/>
    </style:style>
    <style:style style:name="T2" style:family="text">
      <style:text-properties fo:color="#000000" style:font-name="Ubuntu"/>
    </style:style>
    <style:style style:name="T3" style:family="text">
      <style:text-properties fo:color="#000000" style:font-name="Ubuntu" officeooo:rsid="00124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bookmark-start text:name="__DdeLink__2_1959831120"/>Aplicativo criado e desenvolvido por Peterson Medeiros aluno da U<text:span text:style-name="T1">T</text:span>FPR campus Guarapuava para mat<text:span text:style-name="T1">é</text:span>ria de Programação para Dispositivos Móveis, <text:span text:style-name="T1">apresentado</text:span> <text:span text:style-name="T1">em 15/12/2017 na sua versão 1.0</text:span>.<text:bookmark-end text:name="__DdeLink__2_1959831120"/></text:p>
      <text:p text:style-name="P1"><text:span text:style-name="T2"><text:tab/></text:span><text:bookmark-start text:name="__DdeLink__4_1959831120"/><text:span text:style-name="T2">A id</text:span><text:span text:style-name="T3">e</text:span><text:span text:style-name="T2">ia foi sugerida por Mauricio Barfknecht, do setor de T.I onde o mesmo comentou que seria </text:span><text:span text:style-name="T3">util</text:span><text:span text:style-name="T2"> um aplicativo para a leitura de c</text:span><text:span text:style-name="T3">ó</text:span><text:span text:style-name="T2">digos de barras destinado a</text:span><text:span text:style-name="T3">os</text:span><text:span text:style-name="T2"> patrim</text:span><text:span text:style-name="T3">ô</text:span><text:span text:style-name="T2">nios da UTFPR pois ao fim do ano seria necessário fazer um levantamento e relatorio sobre </text:span><text:span text:style-name="T3">todos os </text:span><text:span text:style-name="T2"><text:s/>laboratórios, </text:span><text:span text:style-name="T3">incluíndo todos os objetos da sala, bem como mesas, cadeiras, etc.</text:span><text:bookmark-end text:name="__DdeLink__4_1959831120"/></text:p>
      <text:p text:style-name="P3"><text:span text:style-name="T2"><text:tab/></text:span><text:bookmark-start text:name="__DdeLink__6_1959831120"/><text:span text:style-name="T2">O aplicativo tem por objetivo realizar a fácil leitura de codigos de barras de todos os tipos para serem salvos junto a uma descrição onde o usuário pode especificar a que pertence o código lido. O codigo deve ser guardado em um grupo o qual pode também ser compartilhado via e-mail, whatsapp, etc. Junto a todos os demais codigos pertencentes a este grupo, onde será enviado o codigo, tipo e descrição, facilitando assim, a transferência para uma planilha ou arquivo de relatório.</text:span><text:bookmark-end text:name="__DdeLink__6_1959831120"/></text:p>
      <text:p text:style-name="P3"><text:span text:style-name="T2"><text:tab/></text:span><text:bookmark-start text:name="__DdeLink__8_1959831120"/><text:span text:style-name="T2">O aplicativo utiliza da biblioteca open source do Xzing barcode reader que realiza a leitura dos codigos pela camera do celular. Caso a leitura falhe por motivos de código rasurado ou outros o códio pode ser digitado manualmente.</text:span><text:bookmark-end text:name="__DdeLink__8_1959831120"/></text:p>
      <text:p text:style-name="P3"><text:span text:style-name="T2"><text:tab/></text:span><text:bookmark-start text:name="__DdeLink__10_1959831120"/><text:span text:style-name="T2">Agradecimentos especiais a Renan Gabriel que esteve acompanhando o desenvolvimento e ajudando como podia sempre que surgia um problema. A Mauricio Barfknecht Coordenador do setor de Tecnologia da Informação (COGETI) Guarapuava por ter sugerido a ideia e incentivado com o desenvolvimento. A Beatriz Fernandes por ser a primeira usuária a testar o aplicativo na prática, e a equipe do COGETI de guarapuava por sugerir sempre melhorias e modificações para a aplicação.</text:span><text:bookmark-end text:name="__DdeLink__10_1959831120"/></text:p>
      <text:p text:style-name="P3"><text:span text:style-name="T2"><text:tab/>Guarapuava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3:55:53.084474287</meta:creation-date>
    <dc:date>2017-12-21T05:21:11.462262983</dc:date>
    <meta:editing-duration>PT1H2M37S</meta:editing-duration>
    <meta:editing-cycles>1</meta:editing-cycles>
    <meta:document-statistic meta:table-count="0" meta:image-count="0" meta:object-count="0" meta:page-count="1" meta:paragraph-count="6" meta:word-count="278" meta:character-count="1733" meta:non-whitespace-character-count="1454"/>
    <meta:generator>LibreOffice/5.1.6.2$Linux_X86_64 LibreOffice_project/10m0$Build-2</meta:generator>
  </office:meta>
</office:document-meta>
</file>